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950000A44000003F73EBC2536379C4564B.wmf" manifest:media-type="image/x-wmf"/>
  <manifest:file-entry manifest:full-path="Pictures/100002010000019F000000E164D860F6C08FB1E5.png" manifest:media-type="image/png"/>
  <manifest:file-entry manifest:full-path="Pictures/100002010000019F000000E1079958ED9C6BD66F.png" manifest:media-type="image/png"/>
  <manifest:file-entry manifest:full-path="Pictures/2000017300004D7C000028F5DB9E31B66253A8CC.wmf" manifest:media-type="image/x-wmf"/>
  <manifest:file-entry manifest:full-path="Pictures/2000006C00000F96000007CDC18D3CB9C3C5A798.wmf" manifest:media-type="image/x-wmf"/>
  <manifest:file-entry manifest:full-path="Pictures/2000018D0000137B000008C6D0E4CAD9389F06E3.wmf" manifest:media-type="image/x-wmf"/>
  <manifest:file-entry manifest:full-path="Pictures/200001290000177100000ABD443623D890AE6B9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6" style:family="paragraph">
      <loext:graphic-properties draw:fill="solid" draw:fill-color="#dae4ff"/>
      <style:paragraph-properties fo:text-align="start" style:font-independent-line-spacing="true"/>
      <style:text-properties fo:font-size="18pt" style:font-size-asian="18pt" style:font-size-complex="18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38" style:family="paragraph">
      <style:paragraph-properties fo:margin-top="0cm" fo:margin-bottom="0cm" fo:line-height="100%" fo:text-align="start" style:writing-mode="lr-tb"/>
    </style:style>
    <style:style style:name="P39" style:family="paragraph">
      <loext:graphic-properties draw:fill="solid" draw:fill-color="#c6c6c6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2000017300004D7C000028F5DB9E31B66253A8CC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<text:s/>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18-05-26">26.05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</text:span><text:span text:style-name="T20"><text:line-break/></text:span><text:span text:style-name="T20"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3"><text:span text:style-name="T21">Reale Maschine</text:span></text:p>
              </text:list-item>
              <text:list-item>
                <text:p text:style-name="P23"><text:span text:style-name="T21">Virtuelle Maschine (VM)</text:span></text:p>
              </text:list-item>
              <text:list-item>
                <text:p text:style-name="P23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3"><text:span text:style-name="T21">Gastbetriebssystem </text:span></text:p>
                <text:list>
                  <text:list-item>
                    <text:p text:style-name="P24"><text:span text:style-name="T22">Synonyme: Gast, Guest oder Gastsystem</text:span></text:p>
                  </text:list-item>
                </text:list>
              </text:list-item>
              <text:list-item>
                <text:p text:style-name="P23"><text:span text:style-name="T21">Virtual Machine Monitor (VMM)</text:span></text:p>
                <text:list>
                  <text:list-item>
                    <text:p text:style-name="P24"><text:span text:style-name="T22">Synonym: Hypervis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6"><text:span text:style-name="T17">Virtualisierung: </text:span><text:span text:style-name="T23">Geringer Teil </text:span><text:span text:style-name="T17">der Befehle müssen nachgebildet werden, die <text:s/>meisten Befehle <text:s/>laufen direkt auf der Hardware (direkter Aufruf aus VM au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5"><text:span text:style-name="T5">Ressourcen (Prozessor, Hauptspeicher, I/O-System) werden über die Hardware/Firmware den VMs zugeordnet</text:span></text:p>
                <text:list>
                  <text:list-item>
                    <text:p text:style-name="P26"><text:span text:style-name="T17">Erstes Betriebssystem dieser Art war CTSS (von MIT entwickelt)</text:span></text:p>
                  </text:list-item>
                  <text:list-item>
                    <text:p text:style-name="P26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7"><text:span text:style-name="T19"/></text:p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ringere Leistung als reale Hardware, Overhead von 5 bis 10 %</text:span></text:p>
                  </text:list-item>
                  <text:list-item>
                    <text:p text:style-name="P26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6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24"></text:span><text:span text:style-name="T19"> </text:span><text:span text:style-name="T19">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106cm" presentation:class="outline" presentation:user-transformed="true">
          <draw:text-box>
            <text:list text:style-name="L6">
              <text:list-item>
                <text:p text:style-name="P25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6"><text:span text:style-name="T17">Weniger Leistungsaufnahme für Rechner und Klimatisierung (Stromverbrauch)</text:span></text:p>
                  </text:list-item>
                  <text:list-item>
                    <text:p text:style-name="P26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6"><text:span text:style-name="T17">Vereinfachte Wartung, Life-Migration, unterbrechungsfrei, auch Technologiewechsel ohne Betriebsunterbrechung</text:span></text:p>
                  </text:list-item>
                  <text:list-item>
                    <text:p text:style-name="P26"><text:span text:style-name="T17">Unterstützt Verfügbarkeits- und Ausfallsicherheitskonzepte</text:span></text:p>
                  </text:list-item>
                  <text:list-item>
                    <text:p text:style-name="P26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 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8"><text:span text:style-name="T5"/></text:p>
          </draw:text-box>
        </draw:frame>
        <draw:custom-shape draw:name="Rechteck 6" draw:style-name="gr12" draw:text-style-name="P29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193cm" svg:height="1.267cm" svg:x="12.698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022cm" svg:x="2.09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2.302cm" svg:y="13.119cm">
          <text:p text:style-name="P11"><text:span text:style-name="T26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4.908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501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29" draw:layer="layout" svg:width="4.823cm" svg:height="5.022cm" svg:x="7.47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677cm" svg:y="13.119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193cm" svg:height="1.265cm" svg:x="10.288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877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041cm" svg:height="0.927cm" svg:x="18.052cm" svg:y="16.387cm">
          <text:p text:style-name="P11"><text:span text:style-name="T25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Abgrenzung: 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4"></text:span><text:span text:style-name="T19"> im Cloud Computing wird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</text:span></text:p>
                  </text:list-item>
                  <text:list-item>
                    <text:p text:style-name="P21"><text:span text:style-name="T19">FreeBSD Jails</text:span></text:p>
                  </text:list-item>
                  <text:list-item>
                    <text:p text:style-name="P21"><text:span text:style-name="T19">Linux-VServ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privilegierte Befehle, die dürfen nur im Kernelmodus ausgeführt werden </text:span></text:p>
              </text:list-item>
            </text:list>
            <text:p text:style-name="P32"><text:span text:style-name="T27"></text:span><text:span text:style-name="T17"> </text:span><text:span text:style-name="T17">Trap ins Betriebssystem und Ausführung dort</text:span></text:p>
            <text:list text:style-name="L10">
              <text:list-item>
                <text:p text:style-name="P33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7">zustandsverändernd (z.B. Zugriff auf I/O-Geräte oder die MMU oder auf Statusregister) </text:span></text:p>
                  </text:list-item>
                  <text:list-item>
                    <text:p text:style-name="P33"><text:span text:style-name="T17">dürfen nur im Kernmodus ausgeführt werden</text:span></text:p>
                  </text:list-item>
                </text:list>
              </text:list-item>
            </text:list>
            <text:p text:style-name="P32"><text:span text:style-name="T17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Virtualisierbarkeit nach </text:span><text:span text:style-name="T28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4"><text:span text:style-name="T22">Alle sensitiven Befehle sind auch privilegierte Befehle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Textfeld 5" draw:style-name="gr16" draw:text-style-name="P1" draw:layer="layout" svg:width="22.043cm" svg:height="2.451cm" svg:x="1.698cm" svg:y="15.924cm">
          <text:p text:style-name="P11"><text:span text:style-name="T26">Popek G. J.; Goldberg R. P. : Formal Requirements for Virtualizable Third Generation Architectures</text:span></text:p>
          <text:p text:style-name="P11"><text:span text:style-name="T29">Communications of the ACM</text:span><text:span text:style-name="T26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8">Kritische</text:span><text:span text:style-name="T21"> Befehle sind privilegierte Befehle, die im Usermodus keinen Trap (Ausnahme) auslösen</text:span></text:p>
              </text:list-item>
              <text:list-item>
                <text:p text:style-name="P23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GDT (Store Global Descriptior Table)</text:span></text:p>
                  </text:list-item>
                  <text:list-item>
                    <text:p text:style-name="P24"><text:span text:style-name="T22">Stackzugriff mit PUSHF und POPF, usw.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574cm" svg:y="9.525cm">
          <draw:image xlink:href="Pictures/2000006C00000F96000007CDC18D3CB9C3C5A79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Lösung dafür nennt sich </text:span><text:span text:style-name="T28">Code Patching </text:span><text:span text:style-name="T21">oder <text:s/></text:span><text:span text:style-name="T30">Binärübersetzung</text:span><text:span text:style-name="T21"> (</text:span><text:span text:style-name="T31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4"><text:span text:style-name="T22">Typisch für Typ-2-Hypervisors (siehe unten)</text:span></text:p>
                  </text:list-item>
                  <text:list-item>
                    <text:p text:style-name="P24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3"><text:span text:style-name="T21">Damit kann trotz der Schwächen der x86-Architektur eine vollständige Virtualisierung erreicht werden</text:span></text:p>
              </text:list-item>
            </text:list>
            <text:p text:style-name="P23"><text:span text:style-name="T21"/></text:p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Sensitive Befehle sind </text:span><text:span text:style-name="T28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zifica <text:s/>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2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läuft in einem neuen </text:span><text:span text:style-name="T28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Wird auch als </text:span><text:span text:style-name="T33">Ring -1</text:span><text:span text:style-name="T22"> bezeichnet</text:span></text:p>
                  </text:list-item>
                  <text:list-item>
                    <text:p text:style-name="P24"><text:span text:style-name="T22">Root-Betriebsmodus hat die Kontrolle über die CPU und andere Ressourcen <text:s/></text:span></text:p>
                  </text:list-item>
                  <text:list-item>
                    <text:p text:style-name="P24"><text:span text:style-name="T22">Bei Intel-Prozessoren heißt der Root-Betriebsmodus auch </text:span><text:span text:style-name="T33">VMX root</text:span><text:span text:style-name="T22">. </text:span></text:p>
                  </text:list-item>
                </text:list>
              </text:list-item>
              <text:list-item>
                <text:p text:style-name="P23"><text:span text:style-name="T21">Die Gastbetriebssysteme nutzen dagegen den sog. </text:span><text:span text:style-name="T28">Gast-Modus</text:span></text:p>
                <text:list>
                  <text:list-item>
                    <text:p text:style-name="P24"><text:span text:style-name="T33">Wird bei Intel-Prozessoren auch als VMX non-root genannt</text:span></text:p>
                  </text:list-item>
                  <text:list-item>
                    <text:p text:style-name="P24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verwaltet je VM eine Datenstruktur – VMCS</text:span></text:p>
              </text:list-item>
              <text:list-item>
                <text:p text:style-name="P23"><text:span text:style-name="T21">Mit </text:span><text:span text:style-name="T28">Hypercalls</text:span><text:span text:style-name="T21"> springt VM in den Hypervisor </text:span><text:span text:style-name="T34"></text:span><text:span text:style-name="T21"> VMCALL (bei Intel)</text:span></text:p>
              </text:list-item>
              <text:list-item>
                <text:p text:style-name="P23"><text:span text:style-name="T21">Weitere Befehle: VMENTRY, VMEXIT, VMON, VMOFF,…</text:span></text:p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200001290000177100000ABD443623D890AE6B9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5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29" draw:layer="layout" svg:width="3.064cm" svg:height="1.692cm" svg:x="8.242cm" svg:y="6.713cm">
          <text:p text:style-name="P11"><text:span text:style-name="T26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9" draw:layer="layout" svg:width="3.015cm" svg:height="1.692cm" svg:x="16.519cm" svg:y="6.713cm">
          <text:p text:style-name="P11"><text:span text:style-name="T26">Hypervisor </text:span></text:p>
          <text:p text:style-name="P11"><text:span text:style-name="T26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9.745cm" svg:y1="8.406cm" svg:x2="9.701cm" svg:y2="18.024cm">
          <text:p/>
        </draw:line>
        <draw:line draw:name="Line 9" draw:style-name="gr19" draw:text-style-name="P1" draw:layer="layout" svg:x1="18cm" svg:y1="8.406cm" svg:x2="18cm" svg:y2="18.024cm">
          <text:p/>
        </draw:line>
        <draw:line draw:name="Line 10" draw:style-name="gr20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88cm" svg:height="0.843cm" svg:x="5.207cm" svg:y="10.369cm">
          <text:p text:style-name="P11"><text:span text:style-name="T36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9" draw:layer="layout" svg:width="3.064cm" svg:height="1.692cm" svg:x="1.698cm" svg:y="6.824cm">
          <text:p text:style-name="P11"><text:span text:style-name="T26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6">Woher kommt der Aufruf!</text:span></text:p>
          <text:p text:style-name="P11"><text:span text:style-name="T36">Von der Anwendung </text:span></text:p>
          <text:p text:style-name="P11"><text:span text:style-name="T37"></text:span><text:span text:style-name="T36"> </text:span><text:span text:style-name="T36">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6">Woher kommt der Aufruf?</text:span></text:p>
          <text:p text:style-name="P11"><text:span text:style-name="T36">Vom Gast-BS </text:span></text:p>
          <text:p text:style-name="P11"><text:span text:style-name="T37"></text:span><text:span text:style-name="T36"> </text:span><text:span text:style-name="T36">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2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6">Hinweis: Ohne VT-Unterstützung in der VM </text:span></text:p>
          <text:p text:style-name="P11"><text:span text:style-name="T37"></text:span><text:span text:style-name="T36"> </text:span><text:span text:style-name="T36">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cm" svg:height="0.843cm" svg:x="9.811cm" svg:y="12.825cm">
          <text:p text:style-name="P11"><text:span text:style-name="T36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Es gibt unterschiedlichste Virtualisierungskonzepte und -technologien</text:span></text:p>
              </text:list-item>
              <text:list-item>
                <text:p text:style-name="P25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Vollständige Virtualisierung, Typ-1-Hypervisor</text:span></text:p>
                  </text:list-item>
                  <text:list-item>
                    <text:p text:style-name="P26"><text:span text:style-name="T17">Vollständige Virtualisierung, Typ-2-Hypervisor</text:span></text:p>
                  </text:list-item>
                  <text:list-item>
                    <text:p text:style-name="P26"><text:span text:style-name="T17">Paravirtualisierung,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 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29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193cm" svg:height="1.267cm" svg:x="13.31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6.845cm" svg:height="0.927cm" svg:x="16.225cm" svg:y="16.254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29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08cm" svg:y="12.122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193cm" svg:height="1.265cm" svg:x="5.689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4.28cm" svg:y="12.125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079cm" svg:y="12.118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0.689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78cm" svg:y="12.122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3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4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4"><text:span text:style-name="T17"/></text:p>
          </draw:text-box>
        </draw:frame>
        <draw:custom-shape draw:name="Rechteck 6" draw:style-name="gr12" draw:text-style-name="P29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193cm" svg:height="1.267cm" svg:x="12.932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29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2.7cm" svg:y="11.121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193cm" svg:height="1.265cm" svg:x="5.31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901cm" svg:y="11.124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7.704cm" svg:y="11.117cm">
          <text:p text:style-name="P11"><text:span text:style-name="T26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0.31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903cm" svg:y="11.121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2.799cm" svg:height="1.803cm" svg:x="14.336cm" svg:y="9.723cm">
          <text:p text:style-name="P11"><text:span text:style-name="T26">Host-</text:span></text:p>
          <text:p text:style-name="P11"><text:span text:style-name="T26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31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6.845cm" svg:height="0.927cm" svg:x="17.531cm" svg:y="16.391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5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21"><text:span text:style-name="T17">Hypervisor ist hier ein reduziertes Metabetriebssystem</text:span></text:p>
              </text:list-item>
              <text:list-item>
                <text:p text:style-name="P21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21"><text:span text:style-name="T17">Hypervisor-Aufrufe über spezielle Systemaufrufe (API)</text:span></text:p>
              </text:list-item>
              <text:list-item>
                <text:p text:style-name="P21"><text:span text:style-name="T17">Beispiele: Das offene Xen</text:span></text:p>
              </text:list-item>
            </text:list>
            <text:p text:style-name="P21"><text:span text:style-name="T17"/></text:p>
          </draw:text-box>
        </draw:frame>
        <draw:custom-shape draw:name="Rechteck 6" draw:style-name="gr12" draw:text-style-name="P29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6" draw:layer="layout" svg:width="11.799cm" svg:height="1.203cm" svg:x="1.698cm" svg:y="14.923cm">
          <text:p text:style-name="P11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31" draw:layer="layout" svg:width="0.003cm" svg:height="1.706cm" svg:x="9.29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8.051cm" svg:height="0.927cm" svg:x="14.74cm" svg:y="10.786cm">
          <text:p text:style-name="P11"><text:span text:style-name="T25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831cm" svg:height="0.927cm" svg:x="14.737cm" svg:y="12.987cm">
          <text:p text:style-name="P11"><text:span text:style-name="T25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05cm" svg:height="1.603cm" svg:x="14.757cm" svg:y="14.927cm">
          <text:p text:style-name="P11"><text:span text:style-name="T25">Hypervisor = Minibetriebssystem </text:span></text:p>
          <text:p text:style-name="P11"><text:span text:style-name="T25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6.777cm" svg:height="0.927cm" svg:x="9.573cm" svg:y="13.926cm">
          <text:p text:style-name="P11"><text:span text:style-name="T25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193cm" svg:height="1.267cm" svg:x="12.297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29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2.065cm" svg:y="11.719cm">
            <text:p text:style-name="P11"><text:span text:style-name="T26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193cm" svg:height="1.265cm" svg:x="4.675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3.266cm" svg:y="11.722cm">
            <text:p text:style-name="P11"><text:span text:style-name="T26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069cm" svg:y="11.717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9.675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8.268cm" svg:y="11.717cm">
          <text:p text:style-name="P11"><text:span text:style-name="T26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18" draw:text-style-name="P29" draw:layer="layout" svg:width="3.064cm" svg:height="1.365cm" svg:x="7.841cm" svg:y="7.603cm">
            <text:p text:style-name="P11"><text:span text:style-name="T26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29" draw:layer="layout" svg:width="3.015cm" svg:height="1.365cm" svg:x="14.683cm" svg:y="7.603cm">
            <text:p text:style-name="P11"><text:span text:style-name="T26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9.344cm" svg:y1="8.968cm" svg:x2="9.3cm" svg:y2="16.724cm">
            <text:p/>
          </draw:line>
          <draw:line draw:name="Line 9" draw:style-name="gr19" draw:text-style-name="P1" draw:layer="layout" svg:x1="16.164cm" svg:y1="8.968cm" svg:x2="16.164cm" svg:y2="16.724cm">
            <text:p/>
          </draw:line>
          <draw:line draw:name="Line 10" draw:style-name="gr20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72cm" svg:height="0.841cm" svg:x="4.3cm" svg:y="9.79cm">
            <text:p text:style-name="P11"><text:span text:style-name="T36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8" draw:text-style-name="P29" draw:layer="layout" svg:width="3.064cm" svg:height="1.365cm" svg:x="1.296cm" svg:y="7.692cm">
            <text:p text:style-name="P11"><text:span text:style-name="T26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2.853cm" svg:y1="9.011cm" svg:x2="2.897cm" svg:y2="16.564cm">
            <text:p/>
          </draw:line>
          <draw:line draw:name="Line 10" draw:style-name="gr20" draw:text-style-name="P1" draw:layer="layout" svg:x1="16.099cm" svg:y1="12.532cm" svg:x2="9.397cm" svg:y2="12.531cm">
            <text:p/>
          </draw:line>
          <draw:line draw:name="Line 10" draw:style-name="gr22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83cm" svg:height="0.841cm" svg:x="11.405cm" svg:y="11.887cm">
            <text:p text:style-name="P11"><text:span text:style-name="T36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6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6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6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6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29" draw:layer="layout" svg:width="3.015cm" svg:height="1.365cm" svg:x="21.484cm" svg:y="7.604cm">
            <text:p text:style-name="P11"><text:span text:style-name="T26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9" draw:text-style-name="P1" draw:layer="layout" svg:x1="22.965cm" svg:y1="8.969cm" svg:x2="22.965cm" svg:y2="16.726cm">
            <text:p/>
          </draw:line>
          <draw:line draw:name="Line 10" draw:style-name="gr20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6cm" svg:height="0.841cm" svg:x="17.312cm" svg:y="15.23cm">
            <text:p text:style-name="P11"><text:span text:style-name="T36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6">Nur Hypervisor <text:s/>ist </text:span></text:p>
            <text:p text:style-name="P11"><text:span text:style-name="T36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2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59cm" svg:height="1.433cm" svg:x="16.304cm" svg:y="10.435cm">
            <text:p text:style-name="P11"><text:span text:style-name="T36">Wird abgefangen </text:span></text:p>
            <text:p text:style-name="P11"><text:span text:style-name="T36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1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29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2.866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5.477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066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085cm" svg:height="1.435cm" svg:x="20.686cm" svg:y="16.624cm">
          <text:p text:style-name="P11"><text:span text:style-name="T26">Quelle: </text:span></text:p>
          <text:p text:style-name="P11"><text:span text:style-name="T26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2.897cm" svg:y="11.826cm">
          <text:p text:style-name="P11"><text:span text:style-name="T25">VMI Linux </text:span></text:p>
          <text:p text:style-name="P11"><text:span text:style-name="T25">HW-Interface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6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43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1.854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0.442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197cm" svg:height="2.199cm" svg:x="9.278cm" svg:y="11.826cm">
          <text:p text:style-name="P11"><text:span text:style-name="T25">VMI Linux </text:span></text:p>
          <text:p text:style-name="P11"><text:span text:style-name="T25">VMware-</text:span></text:p>
          <text:p text:style-name="P11"><text:span text:style-name="T25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29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5.641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8.252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16.845cm" svg:y="9.625cm">
          <text:p text:style-name="P11"><text:span text:style-name="T26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15.677cm" svg:y="11.826cm">
          <text:p text:style-name="P11"><text:span text:style-name="T25">VMI Linux </text:span></text:p>
          <text:p text:style-name="P11"><text:span text:style-name="T25">Xen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619cm" svg:x="20.501cm" svg:y="12.624cm">
          <text:p text:style-name="P11"><text:span text:style-name="T26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3" draw:text-style-name="P31" draw:layer="layout" svg:x1="20.5cm" svg:y1="14.824cm" svg:x2="11.5cm" svg:y2="14.824cm">
          <text:p/>
        </draw:line>
        <draw:line draw:name="Gerade Verbindung 59" draw:style-name="gr23" draw:text-style-name="P31" draw:layer="layout" svg:x1="20.5cm" svg:y1="14.824cm" svg:x2="17.899cm" svg:y2="15.225cm">
          <text:p/>
        </draw:lin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7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21"><text:span text:style-name="T19">KVM ist ein Modul des Linux-Kerns </text:span><text:span text:style-name="T24"></text:span><text:span text:style-name="T19"> </text:span><text:span text:style-name="T20">Linux-Kern ist Hypervisor</text:span></text:p>
              </text:list-item>
              <text:list-item>
                <text:p text:style-name="P21"><text:span text:style-name="T19">Voraussetzung: Prozessor unterstützt Virtualisierungstechnik</text:span></text:p>
              </text:list-item>
              <text:list-item>
                <text:p text:style-name="P21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21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29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043cm" svg:y="9.922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5.653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242cm" svg:y="9.926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6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3.4cm" svg:height="1.203cm" svg:x="2.677cm" svg:y="14.724cm">
          <text:p text:style-name="P11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39" draw:layer="layout" svg:width="2.596cm" svg:height="0.802cm" svg:x="2.677cm" svg:y="14.724cm">
          <text:p text:style-name="P38"><text:span text:style-name="T26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39" draw:layer="layout" svg:width="2.001cm" svg:height="0.802cm" svg:x="5.274cm" svg:y="12.726cm">
          <text:p text:style-name="P38"><text:span text:style-name="T26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31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31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5" draw:text-style-name="P29" draw:layer="layout" svg:width="1cm" svg:height="5.401cm" svg:x="8.074cm" svg:y="8.524cm">
          <text:p/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6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6" draw:text-style-name="P31" draw:layer="layout" svg:x1="17.7cm" svg:y1="15.323cm" svg:x2="16.077cm" svg:y2="15.328cm">
          <text:p/>
        </draw:lin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5"><text:span text:style-name="T5">Xen Hypervisor: Privilegierte VM greift auf Geräte mit </text:span><text:span text:style-name="T15">realen Treibern </text:span><text:span text:style-name="T5">zu und kommuniziert mit virtuellen Treibern <text:s/>in den VMs</text:span></text:p>
              </text:list-item>
            </text:list>
            <text:p text:style-name="P25"><text:span text:style-name="T38"/></text:p>
            <text:p text:style-name="P25"><text:span text:style-name="T5"/></text:p>
          </draw:text-box>
        </draw:frame>
        <draw:g draw:name="Gruppieren 19">
          <draw:custom-shape draw:name="Rechteck 1" draw:style-name="gr12" draw:text-style-name="P29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29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29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29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193cm" svg:height="1.265cm" svg:x="17.961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31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31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31" draw:layer="layout" svg:width="1.512cm" svg:height="0.001cm" draw:transform="rotate (-1.5707963267949) translate (12.384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31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018cm" svg:height="1.011cm" svg:x="19.116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31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583cm" svg:height="1.011cm" svg:x="13.348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5"><text:span text:style-name="T28">SEDF-Scheduler</text:span><text:span text:style-name="T21">: SEDF steht für </text:span><text:span text:style-name="T31">Simple Earliest Deadline First </text:span><text:span text:style-name="T39"></text:span><text:span text:style-name="T31"> </text:span><text:span text:style-name="T21">alt</text:span></text:p>
              </text:list-item>
              <text:list-item>
                <text:p text:style-name="P25"><text:span text:style-name="T28">Credit-Scheduler:</text:span><text:span text:style-name="T21"> Jeder vCPU wird initial ein Kredit gewährt, der zeitgesteuert reduziert wird</text:span></text:p>
              </text:list-item>
              <text:list-item>
                <text:p text:style-name="P25"><text:span text:style-name="T28">Co-Scheduling: </text:span><text:span text:style-name="T31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2000018D0000137B000008C6D0E4CAD9389F06E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40"><text:span text:style-name="T5">Abbildung: Virtuelle Adresse </text:span><text:span text:style-name="T34"></text:span><text:span text:style-name="T5"> reale Adresse </text:span><text:span text:style-name="T34"></text:span><text:span text:style-name="T5"> physikalische Adresse </text:span></text:p>
              </text:list-item>
              <text:list-item>
                <text:p text:style-name="P40"><text:span text:style-name="T15">Schattentabellen</text:span></text:p>
              </text:list-item>
              <text:list-item>
                <text:p text:style-name="P40"><text:span text:style-name="T28">Extended Page Tables (</text:span><text:span text:style-name="T21">EPT) bei Intel in der MMU</text:span></text:p>
              </text:list-item>
              <text:list-item>
                <text:p text:style-name="P40"><text:span text:style-name="T5">Weiterer Mechanismus: </text:span><text:span text:style-name="T15">Ballooning</text:span></text:p>
              </text:list-item>
            </text:list>
            <text:p text:style-name="P40"><text:span text:style-name="T38"/></text:p>
            <text:p text:style-name="P41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200000950000A44000003F73EBC2536379C45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5"><text:span text:style-name="T5">Viele Varianten möglich, Grenzen verschwinden</text:span></text:p>
              </text:list-item>
              <text:list-item>
                <text:p text:style-name="P25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5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5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5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5"><text:span text:style-name="T5"/></text:p>
            <text:p text:style-name="P34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2">
            <text:list-item>
              <text:p text:style-name="P42"><text:span text:style-name="T10">Einführung in Computersysteme</text:span></text:p>
            </text:list-item>
            <text:list-item>
              <text:p text:style-name="P42"><text:span text:style-name="T10">Entwicklung von Betriebssystemen</text:span></text:p>
            </text:list-item>
            <text:list-item>
              <text:p text:style-name="P42"><text:span text:style-name="T10">Architekturansätze</text:span></text:p>
            </text:list-item>
            <text:list-item>
              <text:p text:style-name="P42"><text:span text:style-name="T11">Interruptverarbeitung in Betriebssystemen</text:span></text:p>
            </text:list-item>
            <text:list-item>
              <text:p text:style-name="P42"><text:span text:style-name="T11">Prozesse und Threads</text:span></text:p>
            </text:list-item>
            <text:list-item>
              <text:p text:style-name="P42"><text:span text:style-name="T10">CPU-Scheduling</text:span></text:p>
            </text:list-item>
            <text:list-item>
              <text:p text:style-name="P42"><text:span text:style-name="T11">Synchronisation und Kommunikation</text:span></text:p>
            </text:list-item>
            <text:list-item>
              <text:p text:style-name="P42"><text:span text:style-name="T11">Speicherverwaltung </text:span></text:p>
            </text:list-item>
            <text:list-item>
              <text:p text:style-name="P42"><text:span text:style-name="T11">Geräte- und Dateiverwaltung</text:span></text:p>
            </text:list-item>
            <text:list-item>
              <text:p text:style-name="P42"><text:span text:style-name="T11">Betriebssystemvirtualisierung</text:span></text:p>
            </text:list-item>
          </text:list>
          <text:p text:style-name="P4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5-26">26.05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6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4D860F6C08FB1E5.png" xlink:type="simple" xlink:show="embed" xlink:actuate="onLoad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40</meta:editing-cycles>
    <meta:print-date>1999-04-08T16:15:23</meta:print-date>
    <meta:creation-date>1997-06-07T14:48:20</meta:creation-date>
    <dc:date>2018-05-26T08:56:17.781558458</dc:date>
    <meta:editing-duration>PT13M34S</meta:editing-duration>
    <meta:generator>LibreOffice/5.4.6.2$Linux_X86_64 LibreOffice_project/40$Build-2</meta:gener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